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Chilanka" fo:font-style="italic" officeooo:rsid="0008d400" officeooo:paragraph-rsid="0009aa17" style:font-style-asian="italic" style:font-name-complex="Chilanka" style:font-style-complex="italic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hilanka" officeooo:rsid="0008d400" officeooo:paragraph-rsid="0009aa17" style:font-name-complex="Chilanka"/>
    </style:style>
    <style:style style:name="P3" style:family="paragraph" style:parent-style-name="Standard">
      <style:text-properties style:font-name="Chilanka" officeooo:rsid="0008d400" officeooo:paragraph-rsid="0009aa17" style:font-name-complex="Chilanka"/>
    </style:style>
    <style:style style:name="P4" style:family="paragraph" style:parent-style-name="Standard">
      <style:text-properties style:font-name="Chilanka" officeooo:rsid="000b764f" officeooo:paragraph-rsid="0009aa17" style:font-name-complex="Chilanka"/>
    </style:style>
    <style:style style:name="P5" style:family="paragraph" style:parent-style-name="Standard">
      <style:paragraph-properties fo:line-height="150%" fo:text-align="center" style:justify-single-word="false"/>
      <style:text-properties style:font-name="Rachana" fo:font-size="15pt" officeooo:rsid="0008d400" officeooo:paragraph-rsid="0009aa17" style:font-size-asian="15pt" style:font-name-complex="Rachana" style:font-size-complex="15pt"/>
    </style:style>
    <style:style style:name="P6" style:family="paragraph" style:parent-style-name="Standard">
      <style:text-properties officeooo:rsid="0008d400" officeooo:paragraph-rsid="0009aa17"/>
    </style:style>
    <style:style style:name="P7" style:family="paragraph" style:parent-style-name="Standard">
      <style:text-properties officeooo:rsid="000a77fc" officeooo:paragraph-rsid="0009aa17"/>
    </style:style>
    <style:style style:name="P8" style:family="paragraph" style:parent-style-name="Standard" style:master-page-name="Standard">
      <style:paragraph-properties fo:line-height="150%" fo:text-align="center" style:justify-single-word="false" style:page-number="1"/>
      <style:text-properties fo:font-size="16pt" fo:font-weight="bold" officeooo:rsid="0008d400" officeooo:paragraph-rsid="0009aa17" style:font-size-asian="16pt" style:font-weight-asian="bold" style:font-size-complex="16pt" style:font-weight-complex="bold"/>
    </style:style>
    <style:style style:name="T1" style:family="text">
      <style:text-properties officeooo:rsid="000d583d"/>
    </style:style>
    <style:style style:name="T2" style:family="text">
      <style:text-properties officeooo:rsid="000b76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വേണുക്കുട്ടന്‍ കെ.കെ.</text:p>
      <text:p text:style-name="P7">കണ്ടനാട്ട് വീട്</text:p>
      <text:p text:style-name="P7">മുഹമ്മ</text:p>
      <text:p text:style-name="P7">68852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അമ്പുജാക്ഷന്‍</text:p>
      <text:p text:style-name="P7">തകിടിയില്‍</text:p>
      <text:p text:style-name="P7">മുഹമ്മ</text:p>
      <text:p text:style-name="P7">68852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സുനില</text:p>
      <text:p text:style-name="P7">കല്ലാട്ട്</text:p>
      <text:p text:style-name="P7">മുഹമ്മ</text:p>
      <text:p text:style-name="P7">68852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വിമലൻ</text:p>
      <text:p text:style-name="P7">തോപ്പുവെളി</text:p>
      <text:p text:style-name="P7">മുഹമ്മ</text:p>
      <text:p text:style-name="P7">68855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അനില്‍കുമാര്‍</text:p>
      <text:p text:style-name="P7">KOCHUVELI</text:p>
      <text:p text:style-name="P7">മുഹമ്മ</text:p>
      <text:p text:style-name="P7">68852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ബെൻസ്ലൽ</text:p>
      <text:p text:style-name="P7">POTTAYIL</text:p>
      <text:p text:style-name="P7">വാരണം</text:p>
      <text:p text:style-name="P7">68855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തിലകന്‍ കെ വി</text:p>
      <text:p text:style-name="P7">KANDANATTU VELI</text:p>
      <text:p text:style-name="P7">വാരണം</text:p>
      <text:p text:style-name="P7">68852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അജിത്കുമാർ <text:s/>എസ്.</text:p>
      <text:p text:style-name="P7">PALLIYAZHATH HOUSE</text:p>
      <text:p text:style-name="P7">വാരണം</text:p>
      <text:p text:style-name="P7">688539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മോഹനന്‍</text:p>
      <text:p text:style-name="P7">KOCHUVELI</text:p>
      <text:p text:style-name="P7">വാരണം</text:p>
      <text:p text:style-name="P7">68855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ഉല്ലാസ്. എം എന്‍</text:p>
      <text:p text:style-name="P7">MULLASSERIVELI</text:p>
      <text:p text:style-name="P7">മുഹമ്മ</text:p>
      <text:p text:style-name="P7">68852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ലാലു</text:p>
      <text:p text:style-name="P7">VADAKKEVELI</text:p>
      <text:p text:style-name="P7">മുഹമ്മ</text:p>
      <text:p text:style-name="P7">68852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പുരുഷോത്തമന്‍</text:p>
      <text:p text:style-name="P7">PALACKAL</text:p>
      <text:p text:style-name="P7">മുഹമ്മ</text:p>
      <text:p text:style-name="P7">68852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ഒാമനകുട്ടന്‍ ജി.</text:p>
      <text:p text:style-name="P7">MALIKAVELI</text:p>
      <text:p text:style-name="P7">മുഹമ്മ</text:p>
      <text:p text:style-name="P7">68852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ജയകുമാര്‍ .വി.പി.</text:p>
      <text:p text:style-name="P7">KANDANATTUNADUVILECHIRA</text:p>
      <text:p text:style-name="P7">മുഹമ്മ</text:p>
      <text:p text:style-name="P7">68852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ഷാജി</text:p>
      <text:p text:style-name="P7">MAPPILAVELI</text:p>
      <text:p text:style-name="P7">മുഹമ്മ</text:p>
      <text:p text:style-name="P7">68852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ജയന്‍ പി..</text:p>
      <text:p text:style-name="P7">KIZHAKKEKOLLAMPARAMBU</text:p>
      <text:p text:style-name="P7">മുഹമ്മ</text:p>
      <text:p text:style-name="P7">68855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അജിമോണ്‍ വ.ബി.</text:p>
      <text:p text:style-name="P7">VELIYIL PARAMBIL</text:p>
      <text:p text:style-name="P7">മുഹമ്മ</text:p>
      <text:p text:style-name="P7">68852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ചന്ദ്രബാബു സി.എം.</text:p>
      <text:p text:style-name="P7">CHANIVELI</text:p>
      <text:p text:style-name="P7">മരുതോര്‍വട്ടം</text:p>
      <text:p text:style-name="P7">68852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ധനേഷ് വി.</text:p>
      <text:p text:style-name="P7">CHALUVELI</text:p>
      <text:p text:style-name="P7">മരുതോര്‍വട്ടം</text:p>
      <text:p text:style-name="P7">68852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ലാലു.വി.എ.</text:p>
      <text:p text:style-name="P7">VADAKKEVELI</text:p>
      <text:p text:style-name="P7">മരുതോര്‍വട്ടം</text:p>
      <text:p text:style-name="P7">68852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രഖുവരാൻ</text:p>
      <text:p text:style-name="P7">ANIKKATTUVELI</text:p>
      <text:p text:style-name="P7">മരുതോര്‍വട്ടം</text:p>
      <text:p text:style-name="P7">68852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സതീഷ്‌ വി.പി.</text:p>
      <text:p text:style-name="P7">VELINTHARAVELI</text:p>
      <text:p text:style-name="P7">മരുതോര്‍വട്ടം</text:p>
      <text:p text:style-name="P7">68852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പ്രദീപ് ദാസ്‌ എം.ആര്‍</text:p>
      <text:p text:style-name="P7">MULLASSERIVELI</text:p>
      <text:p text:style-name="P7">മുഹമ്മ</text:p>
      <text:p text:style-name="P7">68852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രാജേഷ്‌.</text:p>
      <text:p text:style-name="P7">MANGALATH</text:p>
      <text:p text:style-name="P7">വാരണം</text:p>
      <text:p text:style-name="P7">68852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രെജുമോന്‍ <text:s/>ടി വി</text:p>
      <text:p text:style-name="P7">REVATHYNILATHIL</text:p>
      <text:p text:style-name="P7">വാരണം</text:p>
      <text:p text:style-name="P7">68852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അനിൽ എം.ടി</text:p>
      <text:p text:style-name="P7">MULLASSERIVELI</text:p>
      <text:p text:style-name="P7">വാരണം</text:p>
      <text:p text:style-name="P7">68852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സുരേഷ് കുമാർ.ടി.കെ.</text:p>
      <text:p text:style-name="P7">THAKIDIVELI</text:p>
      <text:p text:style-name="P7">മരുതോര്‍വട്ടം</text:p>
      <text:p text:style-name="P7">68852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സോമൻ</text:p>
      <text:p text:style-name="P7">PUTHUVEETTUVELI</text:p>
      <text:p text:style-name="P7">മുഹമ്മ</text:p>
      <text:p text:style-name="P7">68852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പ്രസാദ്‌ വി. പി.</text:p>
      <text:p text:style-name="P7">VELEEPARAMBU</text:p>
      <text:p text:style-name="P7">വാരണം</text:p>
      <text:p text:style-name="P7">68852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ഉദയന്‍ കെ.ആര്‍.</text:p>
      <text:p text:style-name="P7">KOLLAMPARAMBU</text:p>
      <text:p text:style-name="P7">വാരണം</text:p>
      <text:p text:style-name="P7">68855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ഉദയകുമാർ ജി.</text:p>
      <text:p text:style-name="P7">VELEEPARAMBU</text:p>
      <text:p text:style-name="P7">വാരണം</text:p>
      <text:p text:style-name="P7">68852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പ്രസന്നൻ ക.ക.</text:p>
      <text:p text:style-name="P7">KANDANATTUVELI</text:p>
      <text:p text:style-name="P7">വാരണം</text:p>
      <text:p text:style-name="P7">68852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സന്തോഷ് കുമാര്‍</text:p>
      <text:p text:style-name="P7">EDAPARAMBIL</text:p>
      <text:p text:style-name="P7">വാരണം</text:p>
      <text:p text:style-name="P7">68852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അശോകാൻ</text:p>
      <text:p text:style-name="P7">THAKIDIVELI</text:p>
      <text:p text:style-name="P7">മുഹമ്മ</text:p>
      <text:p text:style-name="P7">68852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ചന്ദ്രബാബു</text:p>
      <text:p text:style-name="P7">PALACKALVELI</text:p>
      <text:p text:style-name="P7">മുഹമ്മ</text:p>
      <text:p text:style-name="P7">68852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രാജേന്ദ്രന്‍പിള്ള റ്റി. റ്റി.</text:p>
      <text:p text:style-name="P7">PALACKAL</text:p>
      <text:p text:style-name="P7">മുഹമ്മ</text:p>
      <text:p text:style-name="P7">68852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സുനില</text:p>
      <text:p text:style-name="P7">PALACKAL VELI</text:p>
      <text:p text:style-name="P7">മുഹമ്മ</text:p>
      <text:p text:style-name="P7">68852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സൈജു എ.സി.</text:p>
      <text:p text:style-name="P7">ARAICKALVELI</text:p>
      <text:p text:style-name="P7">വാരണം</text:p>
      <text:p text:style-name="P7">68852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സന്തോഷ്‌ </text:p>
      <text:p text:style-name="P7">VELIYILHOUSE</text:p>
      <text:p text:style-name="P7">മുഹമ്മ</text:p>
      <text:p text:style-name="P7">688525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..........................................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2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2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<text:tab/>ഇന്ദ്രജിത്ത്</text:p>
      <text:p text:style-name="P7">PALACKAL ALVELI</text:p>
      <text:p text:style-name="P7">മുഹമ്മ</text:p>
      <text:p text:style-name="P7">6885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1" style:font-size-complex="12pt" style:language-complex="ml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1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Rachana1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Rachana1" style:font-family-complex="Rachan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Rachana1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1" style:font-family-complex="Rach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90f8dcf33c87b3705e78202e3df5142b201bd805</meta:generator>
    <meta:creation-date>2016-05-04T11:50:30.487634946</meta:creation-date>
    <meta:editing-cycles>2</meta:editing-cycles>
    <meta:editing-duration>PT2S</meta:editing-duration>
    <dc:date>2024-08-05T01:49:55.394993634</dc:date>
    <meta:document-statistic meta:table-count="0" meta:image-count="0" meta:object-count="0" meta:page-count="79" meta:paragraph-count="520" meta:word-count="3210" meta:character-count="17306" meta:non-whitespace-character-count="14509"/>
  </office:meta>
</office:document-meta>
</file>